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f5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3cm" svg:height="9.005cm" svg:x="19.737cm" svg:y="2.47cm">
            <draw:object draw:notify-on-update-of-ranges="Hoja1.A4:Hoja1.A4 Hoja1.A5:Hoja1.A10 Hoja1.D4:Hoja1.D4 Hoja1.D5:Hoja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VCC </text:p>
          </table:table-cell>
          <table:table-cell office:value-type="float" office:value="4.98" calcext:value-type="float">
            <text:p>4,98</text:p>
          </table:table-cell>
          <table:table-cell table:formula="of:=[.B1]*0.75" office:value-type="float" office:value="3.735" calcext:value-type="float">
            <text:p>3,735</text:p>
          </table:table-cell>
          <table:table-cell table:formula="of:=[.B1]*0.25" office:value-type="float" office:value="1.245" calcext:value-type="float">
            <text:p>1,2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p V (SD A VSS)</text:p>
          </table:table-cell>
          <table:table-cell office:value-type="float" office:value="4.98" calcext:value-type="float">
            <text:p>4,9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(buf) open</text:p>
          </table:table-cell>
          <table:table-cell office:value-type="float" office:value="3.7" calcext:value-type="float">
            <text:p>3,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p V (SD A VCC)</text:p>
          </table:table-cell>
          <table:table-cell table:style-name="ce3" office:value-type="string" calcext:value-type="string">
            <text:p>R k</text:p>
          </table:table-cell>
          <table:table-cell table:style-name="ce3" office:value-type="string" calcext:value-type="string">
            <text:p>V (BUF)</text:p>
          </table:table-cell>
          <table:table-cell table:style-name="ce3" office:value-type="string" calcext:value-type="string">
            <text:p>Req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3.01" calcext:value-type="float">
            <text:p>3,01</text:p>
          </table:table-cell>
          <table:table-cell table:style-name="ce4" office:value-type="float" office:value="9.95" calcext:value-type="float">
            <text:p>9,95</text:p>
          </table:table-cell>
          <table:table-cell table:style-name="ce4" office:value-type="float" office:value="0.77" calcext:value-type="float">
            <text:p>0,77</text:p>
          </table:table-cell>
          <table:table-cell table:style-name="ce9" table:formula="of:=[.B5]*([.A5]-[.C5])/[.C5]" office:value-type="float" office:value="28.9454545454545" calcext:value-type="float">
            <text:p>28,9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.66" calcext:value-type="float">
            <text:p>2,66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1.09" calcext:value-type="float">
            <text:p>1,09</text:p>
          </table:table-cell>
          <table:table-cell table:style-name="ce9" table:formula="of:=[.B6]*([.A6]-[.C6])/[.C6]" office:value-type="float" office:value="31.4" calcext:value-type="float">
            <text:p>31,4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.59" calcext:value-type="float">
            <text:p>2,59</text:p>
          </table:table-cell>
          <table:table-cell table:style-name="ce4" office:value-type="float" office:value="38.8" calcext:value-type="float">
            <text:p>38,8</text:p>
          </table:table-cell>
          <table:table-cell table:style-name="ce4" office:value-type="float" office:value="1.36" calcext:value-type="float">
            <text:p>1,36</text:p>
          </table:table-cell>
          <table:table-cell table:style-name="ce9" table:formula="of:=[.B7]*([.A7]-[.C7])/[.C7]" office:value-type="float" office:value="35.0911764705882" calcext:value-type="float">
            <text:p>35,1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68.3" calcext:value-type="float">
            <text:p>68,3</text:p>
          </table:table-cell>
          <table:table-cell table:style-name="ce4" office:value-type="float" office:value="1.67" calcext:value-type="float">
            <text:p>1,67</text:p>
          </table:table-cell>
          <table:table-cell table:style-name="ce9" table:formula="of:=[.B8]*([.A8]-[.C8])/[.C8]" office:value-type="float" office:value="36.3994011976048" calcext:value-type="float">
            <text:p>36,4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221" calcext:value-type="float">
            <text:p>221</text:p>
          </table:table-cell>
          <table:table-cell table:style-name="ce8" office:value-type="float" office:value="1.4" calcext:value-type="float">
            <text:p>1,40</text:p>
          </table:table-cell>
          <table:table-cell table:style-name="ce9" table:formula="of:=[.B9]*([.A9]-[.C9])/[.C9]" office:value-type="float" office:value="181.535714285714" calcext:value-type="float">
            <text:p>181,5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2.559" calcext:value-type="float">
            <text:p>2,559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1.29" calcext:value-type="float">
            <text:p>1,29</text:p>
          </table:table-cell>
          <table:table-cell table:style-name="ce9" table:formula="of:=[.B10]*([.A10]-[.C10])/[.C10]" office:value-type="float" office:value="1971.37674418605" calcext:value-type="float">
            <text:p>1971,4</text:p>
          </table:table-cell>
          <table:table-cell table:style-name="Default"/>
          <table:table-cell/>
        </table:table-row>
        <table:table-row table:style-name="ro1">
          <table:table-cell table:style-name="ce5" office:value-type="float" office:value="2.558" calcext:value-type="float">
            <text:p>2,558</text:p>
          </table:table-cell>
          <table:table-cell table:style-name="ce7" office:value-type="float" office:value="1000000000000" calcext:value-type="float">
            <text:p>1,00E+12</text:p>
          </table:table-cell>
          <table:table-cell table:style-name="ce6" office:value-type="float" office:value="1.281" calcext:value-type="float">
            <text:p>1,281</text:p>
          </table:table-cell>
          <table:table-cell table:style-name="ce10"/>
          <table:table-cell office:value-type="string" calcext:value-type="string">
            <text:p>open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2T15:22:42.503883365</meta:creation-date>
    <dc:date>2024-03-12T16:14:53.292834279</dc:date>
    <meta:editing-duration>PT49S</meta:editing-duration>
    <meta:editing-cycles>1</meta:editing-cycles>
    <meta:document-statistic meta:table-count="1" meta:cell-count="4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4.041cm" svg:y="4.204cm" style:legend-expansion="high" chart:style-name="ch2"/>
        <chart:plot-area chart:style-name="ch3" table:cell-range-address="Hoja1.A4:Hoja1.A10 Hoja1.D4:Hoja1.D10" chart:data-source-has-labels="row" svg:x="0.319cm" svg:y="0.18cm" svg:width="13.403cm" svg:height="8.646cm">
          <chartooo:coordinate-region svg:x="1.602cm" svg:y="0.379cm" svg:width="11.88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D5:Hoja1.D10" chart:label-cell-address="Hoja1.D4:Hoja1.D4" chart:class="chart:scatter">
            <chart:domain table:cell-range-address="Hoja1.A5:Hoja1.A10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q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">
                <text:p>3.01</text:p>
                <draw:g>
                  <svg:desc>Hoja1.A5:Hoja1.A10</svg:desc>
                </draw:g>
              </table:table-cell>
              <table:table-cell office:value-type="float" office:value="28.9454545454545">
                <text:p>28.9454545454545</text:p>
                <draw:g>
                  <svg:desc>Hoja1.D5:Hoja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6">
                <text:p>2.66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9">
                <text:p>2.59</text:p>
              </table:table-cell>
              <table:table-cell office:value-type="float" office:value="35.0911764705882">
                <text:p>35.0911764705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6">
                <text:p>2.56</text:p>
              </table:table-cell>
              <table:table-cell office:value-type="float" office:value="36.3994011976048">
                <text:p>36.3994011976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181.535714285714">
                <text:p>181.53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59">
                <text:p>2.559</text:p>
              </table:table-cell>
              <table:table-cell office:value-type="float" office:value="1971.37674418605">
                <text:p>1971.3767441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